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0000000501A09162D.png" manifest:media-type="image/png"/>
  <manifest:file-entry manifest:full-path="Pictures/10000001000000500000005086E5CDC3.png" manifest:media-type="image/png"/>
  <manifest:file-entry manifest:full-path="Pictures/10000001000000A0000000C07576FC97.png" manifest:media-type="image/png"/>
  <manifest:file-entry manifest:full-path="Pictures/1000000100000050000000505A749CF9.png" manifest:media-type="image/png"/>
  <manifest:file-entry manifest:full-path="Pictures/100000010000005000000050B669183F.png" manifest:media-type="image/png"/>
  <manifest:file-entry manifest:full-path="Pictures/100000010000005000000050416E9E0A.png" manifest:media-type="image/png"/>
  <manifest:file-entry manifest:full-path="Pictures/100000010000005000000050585118E0.png" manifest:media-type="image/png"/>
  <manifest:file-entry manifest:full-path="Pictures/10000001000000500000005014FA114F.png" manifest:media-type="image/png"/>
  <manifest:file-entry manifest:full-path="Pictures/1000000100000050000000504EB58C4A.png" manifest:media-type="image/png"/>
  <manifest:file-entry manifest:full-path="Pictures/1000000100000050000000508080A65F.png" manifest:media-type="image/png"/>
  <manifest:file-entry manifest:full-path="Pictures/100000010000005000000050DCB5B42E.png" manifest:media-type="image/png"/>
  <manifest:file-entry manifest:full-path="Pictures/100000010000005000000050FFAC99F5.png" manifest:media-type="image/png"/>
  <manifest:file-entry manifest:full-path="Pictures/1000000100000050000000507915E7F6.png" manifest:media-type="image/png"/>
  <manifest:file-entry manifest:full-path="Pictures/1000000100000050000000500F7FCAE6.png" manifest:media-type="image/png"/>
  <manifest:file-entry manifest:full-path="Pictures/10000001000000500000005034943F76.png" manifest:media-type="image/png"/>
  <manifest:file-entry manifest:full-path="Pictures/1000000100000400000004000380084A.png" manifest:media-type="image/png"/>
  <manifest:file-entry manifest:full-path="Pictures/10000001000000500000005050E511C0.png" manifest:media-type="image/png"/>
  <manifest:file-entry manifest:full-path="Pictures/1000000100000050000000504210F453.png" manifest:media-type="image/png"/>
  <manifest:file-entry manifest:full-path="Pictures/100000010000005000000050C8B631F4.png" manifest:media-type="image/png"/>
  <manifest:file-entry manifest:full-path="Pictures/100000010000005000000050E78C05AE.png" manifest:media-type="image/png"/>
  <manifest:file-entry manifest:full-path="Pictures/1000000100000050000000501BBC9A03.png" manifest:media-type="image/png"/>
  <manifest:file-entry manifest:full-path="Pictures/10000001000000500000005009C0B75F.png" manifest:media-type="image/png"/>
  <manifest:file-entry manifest:full-path="Pictures/100000010000005000000050235AAA7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3.526cm" fo:min-width="3.276cm" fo:padding-top="0.142cm" fo:padding-bottom="0.142cm" fo:padding-left="0.267cm" fo:padding-right="0.267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dash" draw:stroke-dash="Dot" svg:stroke-width="0.035cm" svg:stroke-color="#000000" draw:marker-start-width="0.252cm" draw:marker-end-width="0.252cm" svg:stroke-linecap="butt" draw:fill="solid" draw:fill-color="#ffffff" draw:textarea-vertical-align="middle" draw:auto-grow-height="false" fo:min-height="3.526cm" fo:min-width="3.276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width="0.018cm" svg:stroke-color="#acb20c" draw:marker-start-width="0.227cm" draw:marker-end-width="0.227cm" draw:fill="solid" draw:fill-color="#ffffd7" draw:textarea-horizontal-align="justify" draw:textarea-vertical-align="middle" draw:auto-grow-height="false" fo:min-height="2.819cm" fo:min-width="2.569cm" fo:padding-top="0.134cm" fo:padding-bottom="0.134cm" fo:padding-left="0.259cm" fo:padding-right="0.259cm" loext:decorative="false"/>
    </style:style>
    <style:style style:name="gr5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middle" draw:auto-grow-height="false" fo:min-height="2.819cm" fo:min-width="2.569cm" fo:padding-top="0.178cm" fo:padding-bottom="0.178cm" fo:padding-left="0.303cm" fo:padding-right="0.303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011cm" svg:stroke-color="#000000" draw:marker-start-width="0.217cm" draw:marker-end-width="0.217cm" draw:fill="solid" draw:fill-color="#009bff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8" style:family="graphic" style:parent-style-name="standard">
      <style:graphic-properties svg:stroke-width="0.011cm" svg:stroke-color="#000000" draw:marker-start-width="0.217cm" draw:marker-end-width="0.217cm" draw:fill="solid" draw:fill-color="#81d41a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11cm" svg:stroke-color="#000000" draw:marker-start-width="0.217cm" draw:marker-end-width="0.217cm" draw:fill="solid" draw:fill-color="#ffff00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10" style:family="graphic" style:parent-style-name="standard">
      <style:graphic-properties svg:stroke-width="0.011cm" svg:stroke-color="#000000" draw:marker-start-width="0.217cm" draw:marker-end-width="0.217cm" draw:fill="solid" draw:fill-color="#ff0100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11cm" svg:stroke-color="#000000" draw:marker-start-width="0.217cm" draw:marker-end-width="0.217cm" draw:fill="solid" draw:fill-color="#cccccc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11cm" svg:stroke-color="#000000" draw:marker-start-width="0.217cm" draw:marker-end-width="0.217cm" draw:fill="solid" draw:fill-color="#cccccc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13" style:family="graphic" style:parent-style-name="standard">
      <style:graphic-properties svg:stroke-width="0.011cm" svg:stroke-color="#000000" draw:marker-start-width="0.217cm" draw:marker-end-width="0.217cm" draw:fill="solid" draw:fill-color="#ffff38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14" style:family="graphic" style:parent-style-name="standard">
      <style:graphic-properties svg:stroke-width="0.011cm" svg:stroke-color="#000000" draw:marker-start-width="0.217cm" draw:marker-end-width="0.217cm" draw:fill="solid" draw:fill-color="#ff0000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7" style:family="graphic" style:parent-style-name="standard">
      <style:graphic-properties draw:stroke="none" svg:stroke-width="0.106cm" svg:stroke-color="#000000" draw:marker-start-width="0.359cm" draw:marker-end-width="0.359cm" draw:fill="solid" draw:fill-color="#ffd7d7" draw:textarea-horizontal-align="justify" draw:textarea-vertical-align="middle" draw:auto-grow-height="false" fo:min-height="2.819cm" fo:min-width="2.569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middle" draw:auto-grow-height="false" fo:min-height="2.819cm" fo:min-width="0.983cm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stroke="none" svg:stroke-width="0.018cm" svg:stroke-color="#acb20c" draw:marker-start-width="0.227cm" draw:marker-end-width="0.227cm" draw:fill="solid" draw:fill-color="#ffffd7" draw:textarea-horizontal-align="justify" draw:textarea-vertical-align="middle" draw:auto-grow-height="false" fo:min-height="2.907cm" fo:min-width="1.068cm" fo:padding-top="0.134cm" fo:padding-bottom="0.134cm" fo:padding-left="0.259cm" fo:padding-right="0.259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d7"/>
      <style:paragraph-properties fo:text-align="center"/>
    </style:style>
    <style:style style:name="P4" style:family="paragraph">
      <loext:graphic-properties draw:fill="solid" draw:fill-color="#dee6ef"/>
      <style:paragraph-properties fo:text-align="center"/>
    </style:style>
    <style:style style:name="P5" style:family="paragraph">
      <loext:graphic-properties draw:fill="solid" draw:fill-color="#009bff"/>
      <style:paragraph-properties fo:text-align="center"/>
    </style:style>
    <style:style style:name="P6" style:family="paragraph">
      <loext:graphic-properties draw:fill="solid" draw:fill-color="#81d41a"/>
      <style:paragraph-properties fo:text-align="center" style:writing-mode="lr-tb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ff0100"/>
      <style:paragraph-properties fo:text-align="center" style:writing-mode="lr-tb"/>
    </style:style>
    <style:style style:name="P9" style:family="paragraph">
      <loext:graphic-properties draw:fill="solid" draw:fill-color="#cccccc"/>
      <style:paragraph-properties fo:text-align="center" style:writing-mode="lr-tb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="solid" draw:fill-color="#ffff38"/>
      <style:paragraph-properties fo:text-align="center"/>
    </style:style>
    <style:style style:name="P12" style:family="paragraph">
      <loext:graphic-properties draw:fill="solid" draw:fill-color="#ff0000"/>
      <style:paragraph-properties fo:text-align="center" style:writing-mode="lr-tb"/>
    </style:style>
    <style:style style:name="P13" style:family="paragraph">
      <loext:graphic-properties draw:fill="solid" draw:fill-color="#ffd7d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3.81cm" svg:height="3.81cm" svg:x="1.683cm" svg:y="1.54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measurelines" svg:width="0.254cm" svg:height="0.254cm" svg:x="14.919cm" svg:y="1.93cm">
          <draw:image xlink:href="Pictures/100000010000005000000050B669183F.png" xlink:type="simple" xlink:show="embed" xlink:actuate="onLoad" draw:mime-type="image/png">
            <text:p/>
          </draw:image>
        </draw:frame>
        <draw:frame draw:style-name="gr2" draw:text-style-name="P1" draw:layer="measurelines" svg:width="0.254cm" svg:height="0.254cm" svg:x="15.58cm" svg:y="1.903cm">
          <draw:image xlink:href="Pictures/1000000100000050000000500F7FCAE6.png" xlink:type="simple" xlink:show="embed" xlink:actuate="onLoad" draw:mime-type="image/png">
            <text:p/>
          </draw:image>
        </draw:frame>
        <draw:frame draw:style-name="gr2" draw:text-style-name="P1" draw:layer="measurelines" svg:width="0.254cm" svg:height="0.254cm" svg:x="15.254cm" svg:y="2.221cm">
          <draw:image xlink:href="Pictures/100000010000005000000050416E9E0A.png" xlink:type="simple" xlink:show="embed" xlink:actuate="onLoad" draw:mime-type="image/png">
            <text:p/>
          </draw:image>
        </draw:frame>
        <draw:frame draw:style-name="gr2" draw:text-style-name="P1" draw:layer="measurelines" svg:width="0.254cm" svg:height="0.254cm" svg:x="14.915cm" svg:y="2.211cm">
          <draw:image xlink:href="Pictures/10000001000000500000005034943F76.png" xlink:type="simple" xlink:show="embed" xlink:actuate="onLoad" draw:mime-type="image/png">
            <text:p/>
          </draw:image>
        </draw:frame>
        <draw:frame draw:style-name="gr2" draw:text-style-name="P1" draw:layer="measurelines" svg:width="0.254cm" svg:height="0.254cm" svg:x="15.592cm" svg:y="2.211cm">
          <draw:image xlink:href="Pictures/1000000100000050000000501BBC9A03.png" xlink:type="simple" xlink:show="embed" xlink:actuate="onLoad" draw:mime-type="image/png">
            <text:p/>
          </draw:image>
        </draw:frame>
        <draw:frame draw:style-name="gr2" draw:text-style-name="P1" draw:layer="measurelines" svg:width="0.254cm" svg:height="0.254cm" svg:x="15.259cm" svg:y="1.914cm">
          <draw:image xlink:href="Pictures/1000000100000050000000504EB58C4A.png" xlink:type="simple" xlink:show="embed" xlink:actuate="onLoad" draw:mime-type="image/png">
            <text:p/>
          </draw:image>
        </draw:frame>
        <draw:custom-shape draw:style-name="gr3" draw:text-style-name="P2" draw:layer="measurelines" svg:width="3.81cm" svg:height="3.81cm" svg:x="6.167cm" svg:y="1.5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75cm" svg:height="3.175cm" svg:x="5.036cm" svg:y="6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175cm" svg:height="3.175cm" svg:x="1.538cm" svg:y="6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0.254cm" svg:height="0.254cm" svg:x="16.778cm" svg:y="2.221cm">
          <draw:image xlink:href="Pictures/10000001000000500000005050E511C0.png" xlink:type="simple" xlink:show="embed" xlink:actuate="onLoad" draw:mime-type="image/png">
            <text:p/>
          </draw:image>
        </draw:frame>
        <draw:g draw:style-name="gr6">
          <draw:custom-shape draw:style-name="gr7" draw:text-style-name="P5" draw:layer="layout" svg:width="0.222cm" svg:height="0.222cm" svg:x="11.413cm" svg:y="1.80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22cm" svg:height="0.222cm" svg:x="11.413cm" svg:y="2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22cm" svg:height="0.222cm" svg:x="11.635cm" svg:y="1.8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222cm" svg:height="0.222cm" svg:x="11.635cm" svg:y="2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22cm" svg:height="0.222cm" svg:x="11.413cm" svg:y="1.80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22cm" svg:height="0.222cm" svg:x="11.413cm" svg:y="2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22cm" svg:height="0.222cm" svg:x="11.635cm" svg:y="1.8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222cm" svg:height="0.222cm" svg:x="11.635cm" svg:y="2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7" draw:text-style-name="P5" draw:layer="layout" svg:width="0.222cm" svg:height="0.222cm" svg:x="10.883cm" svg:y="2.8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0.883cm" svg:y="3.0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1.105cm" svg:y="2.8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1.105cm" svg:y="3.0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12" draw:text-style-name="P10" draw:layer="layout" svg:width="0.222cm" svg:height="0.222cm" svg:x="11.573cm" svg:y="2.78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1.573cm" svg:y="3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0.222cm" svg:height="0.222cm" svg:x="11.795cm" svg:y="2.78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1.795cm" svg:y="3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12" draw:text-style-name="P10" draw:layer="layout" svg:width="0.222cm" svg:height="0.222cm" svg:x="12.18cm" svg:y="2.7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22cm" svg:height="0.222cm" svg:x="12.18cm" svg:y="2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2.402cm" svg:y="2.76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2.402cm" svg:y="2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12" draw:text-style-name="P10" draw:layer="layout" svg:width="0.222cm" svg:height="0.222cm" svg:x="12.762cm" svg:y="2.75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2.762cm" svg:y="2.9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2.984cm" svg:y="2.75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222cm" svg:height="0.222cm" svg:x="12.984cm" svg:y="2.9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7" draw:text-style-name="P5" draw:layer="layout" svg:width="0.222cm" svg:height="0.222cm" svg:x="10.893cm" svg:y="3.40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0.893cm" svg:y="3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22cm" svg:height="0.222cm" svg:x="11.115cm" svg:y="3.40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1.115cm" svg:y="3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7" draw:text-style-name="P5" draw:layer="layout" svg:width="0.222cm" svg:height="0.222cm" svg:x="10.872cm" svg:y="4.0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22cm" svg:height="0.222cm" svg:x="10.872cm" svg:y="4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1.094cm" svg:y="4.07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1.094cm" svg:y="4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12" draw:text-style-name="P10" draw:layer="layout" svg:width="0.222cm" svg:height="0.222cm" svg:x="12.09cm" svg:y="1.79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2.09cm" svg:y="2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2.312cm" svg:y="1.79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2.312cm" svg:y="2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2.09cm" svg:y="1.79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2.09cm" svg:y="2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2.312cm" svg:y="1.79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2.312cm" svg:y="2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2.09cm" svg:y="1.79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2.09cm" svg:y="2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2.312cm" svg:y="1.79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2.312cm" svg:y="2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7" draw:text-style-name="P5" draw:layer="layout" svg:width="0.222cm" svg:height="0.222cm" svg:x="10.872cm" svg:y="4.6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22cm" svg:height="0.222cm" svg:x="10.872cm" svg:y="4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22cm" svg:height="0.222cm" svg:x="11.094cm" svg:y="4.66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1.094cm" svg:y="4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7" draw:text-style-name="P5" draw:layer="layout" svg:width="0.222cm" svg:height="0.222cm" svg:x="10.872cm" svg:y="5.30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22cm" svg:height="0.222cm" svg:x="10.872cm" svg:y="5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1.094cm" svg:y="5.30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222cm" svg:height="0.222cm" svg:x="11.094cm" svg:y="5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7" draw:text-style-name="P5" draw:layer="layout" svg:width="0.222cm" svg:height="0.222cm" svg:x="10.851cm" svg:y="5.92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0.851cm" svg:y="6.1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1.073cm" svg:y="5.9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222cm" svg:height="0.222cm" svg:x="11.073cm" svg:y="6.1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7" draw:text-style-name="P5" draw:layer="layout" svg:width="0.222cm" svg:height="0.222cm" svg:x="10.852cm" svg:y="6.50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0.852cm" svg:y="6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22cm" svg:height="0.222cm" svg:x="11.074cm" svg:y="6.50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222cm" svg:height="0.222cm" svg:x="11.074cm" svg:y="6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12" draw:text-style-name="P10" draw:layer="layout" svg:width="0.222cm" svg:height="0.222cm" svg:x="11.574cm" svg:y="3.34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22cm" svg:height="0.222cm" svg:x="11.574cm" svg:y="3.5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22cm" svg:height="0.222cm" svg:x="11.796cm" svg:y="3.34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1.796cm" svg:y="3.5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22cm" svg:height="0.222cm" svg:x="11.796cm" svg:y="3.34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1.796cm" svg:y="3.5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12" draw:text-style-name="P10" draw:layer="layout" svg:width="0.222cm" svg:height="0.222cm" svg:x="11.595cm" svg:y="3.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22cm" svg:height="0.222cm" svg:x="11.595cm" svg:y="4.2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22cm" svg:height="0.222cm" svg:x="11.817cm" svg:y="3.9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1.817cm" svg:y="4.2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22cm" svg:height="0.222cm" svg:x="11.817cm" svg:y="3.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222cm" svg:height="0.222cm" svg:x="11.817cm" svg:y="4.2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12" draw:text-style-name="P10" draw:layer="layout" svg:width="0.222cm" svg:height="0.222cm" svg:x="11.585cm" svg:y="4.61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1.585cm" svg:y="4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22cm" svg:height="0.222cm" svg:x="11.807cm" svg:y="4.61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1.807cm" svg:y="4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22cm" svg:height="0.222cm" svg:x="11.807cm" svg:y="4.61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222cm" svg:height="0.222cm" svg:x="11.807cm" svg:y="4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1" draw:layer="layout" svg:width="0.254cm" svg:height="0.254cm" svg:x="16.458cm" svg:y="2.222cm">
          <draw:image xlink:href="Pictures/100000010000005000000050FFAC99F5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svg:x="16.151cm" svg:y="2.212cm">
          <draw:image xlink:href="Pictures/1000000100000050000000504210F453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svg:x="16.15cm" svg:y="1.916cm">
          <draw:image xlink:href="Pictures/100000010000005000000050C8B631F4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svg:x="16.764cm" svg:y="1.915cm">
          <draw:image xlink:href="Pictures/10000001000000500000005009C0B75F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svg:x="14.871cm" svg:y="2.551cm">
          <draw:image xlink:href="Pictures/1000000100000050000000507915E7F6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draw:transform="rotate (-3.14159265358979) translate (15.909cm 2.825cm)">
          <draw:image xlink:href="Pictures/1000000100000050000000507915E7F6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svg:x="15.611cm" svg:y="2.879cm">
          <draw:image xlink:href="Pictures/100000010000005000000050235AAA73.png" xlink:type="simple" xlink:show="embed" xlink:actuate="onLoad" draw:mime-type="image/png">
            <text:p/>
          </draw:image>
        </draw:frame>
        <draw:frame draw:style-name="gr16" draw:text-style-name="P1" draw:layer="layout" svg:width="0.254cm" svg:height="0.254cm" svg:x="14.933cm" svg:y="2.889cm">
          <draw:image xlink:href="Pictures/100000010000005000000050235AAA73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svg:x="14.976cm" svg:y="3.313cm">
          <draw:image xlink:href="Pictures/10000001000000500000005014FA114F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svg:x="15.305cm" svg:y="3.313cm">
          <draw:image xlink:href="Pictures/1000000100000050000000505A749CF9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svg:x="15.633cm" svg:y="3.313cm">
          <draw:image xlink:href="Pictures/10000001000000500000005086E5CDC3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svg:x="15.971cm" svg:y="3.292cm">
          <draw:image xlink:href="Pictures/100000010000005000000050DCB5B42E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svg:x="14.976cm" svg:y="3.62cm">
          <draw:image xlink:href="Pictures/1000000100000050000000501A09162D.png" xlink:type="simple" xlink:show="embed" xlink:actuate="onLoad" draw:mime-type="image/png">
            <text:p/>
          </draw:image>
        </draw:frame>
        <draw:frame draw:style-name="gr15" draw:text-style-name="P1" draw:layer="layout" svg:width="0.254cm" svg:height="0.254cm" svg:x="15.294cm" svg:y="3.631cm">
          <draw:image xlink:href="Pictures/1000000100000050000000508080A65F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svg:x="15.644cm" svg:y="3.632cm">
          <draw:image xlink:href="Pictures/100000010000005000000050E78C05AE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254cm" svg:x="15.939cm" svg:y="3.641cm">
          <draw:image xlink:href="Pictures/100000010000005000000050585118E0.png" xlink:type="simple" xlink:show="embed" xlink:actuate="onLoad" draw:mime-type="image/png">
            <text:p/>
          </draw:image>
        </draw:frame>
        <draw:frame draw:style-name="gr2" draw:text-style-name="P1" draw:layer="layout" svg:width="0.254cm" svg:height="0.305cm" svg:x="14.691cm" svg:y="3.28cm">
          <draw:image xlink:href="Pictures/10000001000000A0000000C07576FC97.png" xlink:type="simple" xlink:show="embed" xlink:actuate="onLoad" draw:mime-type="image/png">
            <text:p/>
          </draw:image>
        </draw:frame>
        <draw:frame draw:style-name="gr2" draw:text-style-name="P1" draw:layer="layout" svg:width="0.508cm" svg:height="0.508cm" svg:x="14.981cm" svg:y="3.994cm">
          <draw:image xlink:href="Pictures/1000000100000400000004000380084A.png" xlink:type="simple" xlink:show="embed" xlink:actuate="onLoad" draw:mime-type="image/png">
            <text:p/>
          </draw:image>
        </draw:frame>
        <draw:custom-shape draw:style-name="gr17" draw:text-style-name="P13" draw:layer="layout" svg:width="3.175cm" svg:height="3.175cm" svg:x="5.053cm" svg:y="9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6">
          <draw:custom-shape draw:style-name="gr18" draw:text-style-name="P4" draw:layer="layout" svg:width="1.589cm" svg:height="3.175cm" svg:x="1.536cm" svg:y="9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586cm" svg:height="3.175cm" svg:x="3.125cm" svg:y="9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7" draw:text-style-name="P5" draw:layer="layout" svg:width="0.222cm" svg:height="0.222cm" svg:x="10.872cm" svg:y="4.0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22cm" svg:height="0.222cm" svg:x="10.872cm" svg:y="4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1.094cm" svg:y="4.07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1.094cm" svg:y="4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12" draw:text-style-name="P10" draw:layer="layout" svg:width="0.222cm" svg:height="0.222cm" svg:x="12.207cm" svg:y="3.39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2.207cm" svg:y="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2.429cm" svg:y="3.39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2.429cm" svg:y="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2.207cm" svg:y="3.39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2.207cm" svg:y="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2.429cm" svg:y="3.39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222cm" svg:height="0.222cm" svg:x="12.429cm" svg:y="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2.207cm" svg:y="3.39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22cm" svg:height="0.222cm" svg:x="12.207cm" svg:y="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222cm" svg:height="0.222cm" svg:x="12.429cm" svg:y="3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222cm" svg:height="0.222cm" svg:x="12.429cm" svg:y="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linejoin="round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20:54:43.166704066</meta:creation-date>
    <dc:date>2025-10-15T22:05:49.699058882</dc:date>
    <meta:editing-duration>PT4H51M2S</meta:editing-duration>
    <meta:editing-cycles>22</meta:editing-cycles>
    <meta:generator>LibreOffice/25.8.2.2$Linux_X86_64 LibreOffice_project/d401f2107ccab8f924a8e2df40f573aab7605b6f</meta:generator>
    <meta:document-statistic meta:object-count="144"/>
  </office:meta>
</office:document-meta>
</file>